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Tahoma1" svg:font-family="Tahoma"/>
    <style:font-face style:name="Times New Roman1" svg:font-family="'Times New Roman'"/>
    <style:font-face style:name="CMCSC10" svg:font-family="CMCSC10" style:font-pitch="variable"/>
    <style:font-face style:name="Courier New" svg:font-family="'Courier New'" style:font-pitch="variable"/>
    <style:font-face style:name="SimSun1" svg:font-family="SimSun" style:font-pitch="variable"/>
    <style:font-face style:name="Tahoma" svg:font-family="Tahoma" style:font-pitch="variable"/>
    <style:font-face style:name="Calluna" svg:font-family="Calluna" style:font-family-generic="moder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itle">
      <style:paragraph-properties fo:line-height="0.1945in" fo:text-align="center" style:justify-single-word="false" style:writing-mode="lr-tb">
        <style:tab-stops>
          <style:tab-stop style:position="0in"/>
        </style:tab-stops>
      </style:paragraph-properties>
    </style:style>
    <style:style style:name="P3" style:family="paragraph" style:parent-style-name="Standard">
      <style:paragraph-properties fo:line-height="0.1945in" fo:text-align="center" style:justify-single-word="false" style:writing-mode="lr-tb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line-height="0.1945in" style:writing-mode="lr-tb">
        <style:tab-stops>
          <style:tab-stop style:position="0in"/>
          <style:tab-stop style:position="5.1252in"/>
        </style:tab-stops>
      </style:paragraph-properties>
    </style:style>
    <style:style style:name="P5" style:family="paragraph" style:parent-style-name="Standard">
      <style:paragraph-properties fo:line-height="0.1945in" fo:text-align="start" style:justify-single-word="false" style:writing-mode="lr-tb">
        <style:tab-stops>
          <style:tab-stop style:position="5.1354in"/>
        </style:tab-stops>
      </style:paragraph-properties>
      <style:text-properties style:font-name="Calluna" fo:font-size="11pt" fo:font-weight="normal" style:letter-kerning="tru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0.1945in" fo:text-align="justify" style:justify-single-word="false" style:writing-mode="lr-tb">
        <style:tab-stops>
          <style:tab-stop style:position="0in"/>
        </style:tab-stops>
      </style:paragraph-properties>
      <style:text-properties style:font-name="Calluna" fo:font-size="1pt" style:font-name-asian="Times New Roman" style:font-size-asian="11pt" style:font-size-complex="11pt"/>
    </style:style>
    <style:style style:name="P7" style:family="paragraph" style:parent-style-name="Standard">
      <style:paragraph-properties fo:line-height="0.1945in" fo:text-align="start" style:justify-single-word="false" style:writing-mode="lr-tb">
        <style:tab-stops>
          <style:tab-stop style:position="4.9063in"/>
        </style:tab-stops>
      </style:paragraph-properties>
      <style:text-properties style:font-name="Calluna" fo:font-size="12pt" fo:font-style="italic" fo:font-weight="normal" style:letter-kerning="tru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0.1945in" fo:text-align="start" style:justify-single-word="false" style:writing-mode="lr-tb">
        <style:tab-stops>
          <style:tab-stop style:position="4.9063in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line-height="0.1945in">
        <style:tab-stops>
          <style:tab-stop style:position="4.9063in"/>
        </style:tab-stops>
      </style:paragraph-properties>
    </style:style>
    <style:style style:name="P10" style:family="paragraph" style:parent-style-name="Standard">
      <style:paragraph-properties fo:line-height="0.1945in">
        <style:tab-stops>
          <style:tab-stop style:position="0.1252in"/>
          <style:tab-stop style:position="5.1252in"/>
        </style:tab-stops>
      </style:paragraph-properties>
    </style:style>
    <style:style style:name="P11" style:family="paragraph" style:parent-style-name="Standard">
      <style:paragraph-properties fo:line-height="0.1945in" fo:text-align="end" style:justify-single-word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line-height="0.1945in">
        <style:tab-stops>
          <style:tab-stop style:position="0in"/>
        </style:tab-stops>
      </style:paragraph-properties>
      <style:text-properties style:font-name="Calluna" fo:font-size="11pt" style:font-size-asian="11pt" style:font-size-complex="11pt"/>
    </style:style>
    <style:style style:name="P13" style:family="paragraph" style:parent-style-name="Standard">
      <style:paragraph-properties fo:line-height="0.1945in">
        <style:tab-stops>
          <style:tab-stop style:position="0in"/>
        </style:tab-stops>
      </style:paragraph-properties>
      <style:text-properties style:use-window-font-color="true" style:font-name="Calluna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top="0.0835in" fo:margin-bottom="0.111in" fo:line-height="0.222in" fo:padding-left="0in" fo:padding-right="0in" fo:padding-top="0.0138in" fo:padding-bottom="0.0138in" fo:border-left="none" fo:border-right="none" fo:border-top="0.0071in solid #000000" fo:border-bottom="0.0008in solid #808080">
        <style:tab-stops>
          <style:tab-stop style:position="0.1252in"/>
        </style:tab-stops>
      </style:paragraph-properties>
      <style:text-properties style:text-position="8% 100%" style:font-name="Calluna" fo:font-size="11pt" fo:letter-spacing="0.028in" fo:font-weight="bold" style:letter-kerning="true" style:font-size-asian="11pt" style:font-weight-asian="bold" style:font-size-complex="11pt"/>
    </style:style>
    <style:style style:name="P15" style:family="paragraph" style:parent-style-name="Standard">
      <style:paragraph-properties fo:margin-left="0in" fo:margin-right="1.3957in" fo:line-height="0.1945in" fo:text-align="justify" style:justify-single-word="false" fo:text-indent="0in" style:auto-text-indent="false">
        <style:tab-stops>
          <style:tab-stop style:position="0.1252in"/>
        </style:tab-stops>
      </style:paragraph-properties>
    </style:style>
    <style:style style:name="P16" style:family="paragraph" style:parent-style-name="Standard">
      <style:paragraph-properties fo:margin-left="0in" fo:margin-right="1.3957in" fo:line-height="0.1945in" fo:text-align="justify" style:justify-single-word="false" fo:text-indent="0in" style:auto-text-indent="false" style:writing-mode="lr-tb">
        <style:tab-stops>
          <style:tab-stop style:position="0in"/>
          <style:tab-stop style:position="0.1252in"/>
        </style:tab-stops>
      </style:paragraph-properties>
      <style:text-properties style:font-name="Calluna" fo:font-size="11pt" style:letter-kerning="true" style:font-size-asian="11pt" style:font-size-complex="11pt"/>
    </style:style>
    <style:style style:name="P17" style:family="paragraph" style:parent-style-name="Standard">
      <style:paragraph-properties fo:margin-left="0in" fo:margin-right="1.3957in" fo:line-height="0.1945in" fo:text-align="start" style:justify-single-word="false" fo:text-indent="0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style:letter-kerning="true" style:font-size-asian="11pt" style:font-size-complex="11pt"/>
    </style:style>
    <style:style style:name="P18" style:family="paragraph" style:parent-style-name="Standard">
      <style:paragraph-properties fo:margin-left="0in" fo:margin-right="1.3957in" fo:line-height="0.1945in" fo:text-align="justify" style:justify-single-word="false" fo:text-indent="0in" style:auto-text-indent="false" style:writing-mode="lr-tb">
        <style:tab-stops>
          <style:tab-stop style:position="0.1252in"/>
        </style:tab-stops>
      </style:paragraph-properties>
      <style:text-properties style:use-window-font-color="true" style:font-name="Calluna" fo:font-size="11pt" fo:language="en" fo:country="US" style:letter-kerning="true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19" style:family="paragraph" style:parent-style-name="Standard">
      <style:paragraph-properties fo:margin-left="0in" fo:margin-right="0in" fo:line-height="0.1945in" fo:text-align="justify" style:justify-single-word="false" fo:text-indent="-0.1252in" style:auto-text-indent="false" style:writing-mode="lr-tb">
        <style:tab-stops>
          <style:tab-stop style:position="0in"/>
          <style:tab-stop style:position="0.1252in"/>
        </style:tab-stops>
      </style:paragraph-properties>
    </style:style>
    <style:style style:name="P20" style:family="paragraph" style:parent-style-name="Standard">
      <style:paragraph-properties fo:margin-left="0in" fo:margin-right="0in" fo:line-height="0.1945in" fo:text-align="justify" style:justify-single-word="false" fo:text-indent="-0.1252in" style:auto-text-indent="false" style:writing-mode="lr-tb">
        <style:tab-stops>
          <style:tab-stop style:position="0in"/>
          <style:tab-stop style:position="0.1252in"/>
        </style:tab-stops>
      </style:paragraph-properties>
      <style:text-properties style:use-window-font-color="true" style:font-name="Calluna" fo:font-size="11pt" fo:language="en" fo:country="US" style:letter-kerning="true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21" style:family="paragraph" style:parent-style-name="Standard">
      <style:paragraph-properties fo:margin-left="0in" fo:margin-right="-0.2291in" fo:line-height="0.1945in" fo:text-indent="0in" style:auto-text-indent="false">
        <style:tab-stops>
          <style:tab-stop style:position="4.9063in"/>
        </style:tab-stops>
      </style:paragraph-properties>
    </style:style>
    <style:style style:name="P22" style:family="paragraph" style:parent-style-name="Standard">
      <style:paragraph-properties fo:margin-left="0.5in" fo:margin-right="0in" fo:line-height="0.1945in" fo:text-align="start" style:justify-single-word="false" fo:text-indent="0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fo:font-weight="bold" style:letter-kerning="true" style:font-size-asian="11pt" style:font-weight-asian="bold" style:font-size-complex="11pt"/>
    </style:style>
    <style:style style:name="P23" style:family="paragraph" style:parent-style-name="Standard">
      <style:paragraph-properties fo:margin-left="0.5in" fo:margin-right="0in" fo:line-height="0.1945in" fo:text-align="start" style:justify-single-word="false" fo:text-indent="0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fo:font-weight="normal" style:letter-kerning="tru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in" fo:margin-right="-0.0102in" fo:line-height="0.1945in" fo:text-align="start" style:justify-single-word="false" fo:text-indent="0in" style:auto-text-indent="false" style:writing-mode="lr-tb">
        <style:tab-stops>
          <style:tab-stop style:position="6.5937in"/>
        </style:tab-stops>
      </style:paragraph-properties>
      <style:text-properties style:font-name="Calluna" fo:font-size="11pt" style:letter-kerning="true" style:font-size-asian="11pt" style:font-size-complex="11pt"/>
    </style:style>
    <style:style style:name="P25" style:family="paragraph" style:parent-style-name="Standard">
      <style:paragraph-properties fo:margin-left="0in" fo:margin-right="1.1043in" fo:line-height="0.1945in" fo:text-align="start" style:justify-single-word="false" fo:text-indent="0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style:letter-kerning="true" style:font-size-asian="11pt" style:font-size-complex="11pt"/>
    </style:style>
    <style:style style:name="P26" style:family="paragraph" style:parent-style-name="Standard">
      <style:paragraph-properties fo:margin-left="0.5in" fo:margin-right="0.5728in" fo:line-height="0.1945in" fo:text-align="start" style:justify-single-word="false" fo:text-indent="0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fo:language="en" fo:country="US" fo:font-style="normal" fo:font-weight="normal" style:letter-kerning="true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-0.4165in" fo:line-height="0.1945in" fo:text-indent="0in" style:auto-text-indent="false">
        <style:tab-stops>
          <style:tab-stop style:position="0.1252in"/>
          <style:tab-stop style:position="5.1252in"/>
        </style:tab-stops>
      </style:paragraph-properties>
    </style:style>
    <style:style style:name="P28" style:family="paragraph" style:parent-style-name="Standard">
      <style:paragraph-properties fo:margin-left="0in" fo:margin-right="-0.4583in" fo:line-height="0.1945in" fo:text-indent="0in" style:auto-text-indent="false">
        <style:tab-stops>
          <style:tab-stop style:position="0.1252in"/>
          <style:tab-stop style:position="5.1252in"/>
        </style:tab-stops>
      </style:paragraph-properties>
    </style:style>
    <style:style style:name="P29" style:family="paragraph" style:parent-style-name="Standard">
      <style:paragraph-properties fo:margin-left="0in" fo:margin-right="-0.552in" fo:line-height="0.1945in" fo:text-indent="0in" style:auto-text-indent="false">
        <style:tab-stops>
          <style:tab-stop style:position="0.1252in"/>
          <style:tab-stop style:position="5.1252in"/>
        </style:tab-stops>
      </style:paragraph-properties>
    </style:style>
    <style:style style:name="P30" style:family="paragraph" style:parent-style-name="Standard">
      <style:paragraph-properties fo:margin-left="0in" fo:margin-right="-0.1772in" fo:margin-top="0.0835in" fo:margin-bottom="0.111in" fo:line-height="0.222in" fo:text-indent="0in" style:auto-text-indent="false" fo:padding-left="0in" fo:padding-right="0in" fo:padding-top="0.0138in" fo:padding-bottom="0.0138in" fo:border-left="none" fo:border-right="none" fo:border-top="0.0071in solid #000000" fo:border-bottom="0.0008in solid #808080">
        <style:tab-stops>
          <style:tab-stop style:position="0.1252in"/>
        </style:tab-stops>
      </style:paragraph-properties>
      <style:text-properties style:text-position="8% 100%" style:font-name="Calluna" fo:font-size="11pt" fo:letter-spacing="0.028in" fo:font-weight="bold" style:letter-kerning="true" style:font-size-asian="11pt" style:font-weight-asian="bold" style:font-size-complex="11pt"/>
    </style:style>
    <style:style style:name="P31" style:family="paragraph" style:parent-style-name="Standard" style:list-style-name="L5">
      <style:paragraph-properties fo:line-height="0.1945in">
        <style:tab-stops>
          <style:tab-stop style:position="4.9063in"/>
        </style:tab-stops>
      </style:paragraph-properties>
    </style:style>
    <style:style style:name="P32" style:family="paragraph" style:parent-style-name="Standard">
      <style:paragraph-properties fo:line-height="0.1945in" fo:text-align="end" style:justify-single-word="false">
        <style:tab-stops>
          <style:tab-stop style:position="0in"/>
        </style:tab-stops>
      </style:paragraph-properties>
    </style:style>
    <style:style style:name="P33" style:family="paragraph" style:parent-style-name="Standard" style:list-style-name="L1">
      <style:paragraph-properties fo:line-height="0.1945in" fo:text-align="start" style:justify-single-word="false" style:writing-mode="lr-tb">
        <style:tab-stops>
          <style:tab-stop style:position="4.9063in"/>
        </style:tab-stops>
      </style:paragraph-properties>
    </style:style>
    <style:style style:name="P34" style:family="paragraph" style:parent-style-name="Standard" style:list-style-name="L3">
      <style:paragraph-properties fo:line-height="0.1945in" fo:text-align="start" style:justify-single-word="false" style:writing-mode="lr-tb">
        <style:tab-stops>
          <style:tab-stop style:position="4.9063in"/>
        </style:tab-stops>
      </style:paragraph-properties>
    </style:style>
    <style:style style:name="P35" style:family="paragraph" style:parent-style-name="Standard" style:master-page-name="Standard">
      <style:paragraph-properties fo:line-height="0.1945in" fo:text-align="end" style:justify-single-word="false" style:page-number="auto">
        <style:tab-stops>
          <style:tab-stop style:position="0in"/>
        </style:tab-stops>
      </style:paragraph-properties>
    </style:style>
    <style:style style:name="P36" style:family="paragraph" style:parent-style-name="Standard">
      <style:paragraph-properties fo:margin-left="0in" fo:margin-right="-0.2291in" fo:line-height="0.1945in" fo:text-align="justify" style:justify-single-word="false" fo:text-indent="0in" style:auto-text-indent="false" style:writing-mode="lr-tb">
        <style:tab-stops>
          <style:tab-stop style:position="4.9063in"/>
        </style:tab-stops>
      </style:paragraph-properties>
      <style:text-properties style:text-position="8% 100%" style:font-name="Calluna" fo:font-size="11pt" fo:letter-spacing="0.028in" fo:font-weight="bold" style:letter-kerning="true" style:font-name-asian="Times New Roman" style:font-size-asian="11pt" style:font-weight-asian="bold" style:font-size-complex="11pt" style:font-weight-complex="normal"/>
    </style:style>
    <style:style style:name="P37" style:family="paragraph" style:parent-style-name="Standard">
      <style:paragraph-properties fo:margin-left="0in" fo:margin-right="-0.2291in" fo:line-height="0.1945in" fo:text-align="justify" style:justify-single-word="false" fo:text-indent="0in" style:auto-text-indent="false" style:writing-mode="lr-tb">
        <style:tab-stops>
          <style:tab-stop style:position="4.9063in"/>
        </style:tab-stops>
      </style:paragraph-properties>
      <style:text-properties style:font-name="Calluna" fo:font-size="12pt" fo:font-weight="normal" style:letter-kerning="true" style:font-name-asian="Times New Roman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margin-left="1in" fo:margin-right="0in" fo:line-height="0.1945in" fo:text-align="start" style:justify-single-word="false" fo:text-indent="-0.25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fo:font-weight="normal" style:letter-kerning="true" style:font-size-asian="11pt" style:font-weight-asian="normal" style:font-size-complex="11pt" style:font-weight-complex="normal"/>
    </style:style>
    <style:style style:name="P39" style:family="paragraph" style:parent-style-name="Standard" style:list-style-name="L4">
      <style:paragraph-properties fo:margin-left="1in" fo:margin-right="0in" fo:line-height="0.1945in" fo:text-align="start" style:justify-single-word="false" fo:text-indent="-0.25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fo:language="en" fo:country="US" fo:font-style="normal" fo:font-weight="normal" style:letter-kerning="tru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4">
      <style:paragraph-properties fo:margin-left="1in" fo:margin-right="0in" fo:line-height="0.1945in" fo:text-align="start" style:justify-single-word="false" fo:text-indent="-0.25in" style:auto-text-indent="false" style:writing-mode="lr-tb">
        <style:tab-stops>
          <style:tab-stop style:position="5.1354in"/>
        </style:tab-stops>
      </style:paragraph-properties>
      <style:text-properties style:font-name="Calluna" fo:font-size="11pt" fo:language="en" fo:country="US" fo:font-style="normal" fo:font-weight="bold" style:letter-kerning="tru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 style:list-style-name="WW8Num2">
      <style:paragraph-properties fo:margin-left="0in" fo:margin-right="0in" fo:line-height="0.1945in" fo:text-align="justify" style:justify-single-word="false" fo:text-indent="-0.1252in" style:auto-text-indent="false" style:writing-mode="lr-tb">
        <style:tab-stops>
          <style:tab-stop style:position="0in"/>
          <style:tab-stop style:position="0.1252in"/>
        </style:tab-stops>
      </style:paragraph-properties>
      <style:text-properties style:use-window-font-color="true" style:font-name="Calluna" fo:font-size="11pt" fo:language="en" fo:country="US" style:letter-kerning="true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42" style:family="paragraph" style:parent-style-name="Standard" style:list-style-name="WW8Num2">
      <style:paragraph-properties fo:margin-left="0in" fo:margin-right="0in" fo:line-height="0.1945in" fo:text-align="justify" style:justify-single-word="false" fo:text-indent="-0.1252in" style:auto-text-indent="false" style:writing-mode="lr-tb">
        <style:tab-stops>
          <style:tab-stop style:position="0in"/>
          <style:tab-stop style:position="0.1252in"/>
        </style:tab-stops>
      </style:paragraph-properties>
    </style:style>
    <style:style style:name="P43" style:family="paragraph" style:parent-style-name="Standard" style:list-style-name="WW8Num2">
      <style:paragraph-properties fo:margin-left="0in" fo:margin-right="0in" fo:line-height="0.1945in" fo:text-align="justify" style:justify-single-word="false" fo:text-indent="-0.1252in" style:auto-text-indent="false" style:writing-mode="lr-tb">
        <style:tab-stops>
          <style:tab-stop style:position="0in"/>
          <style:tab-stop style:position="0.1252in"/>
        </style:tab-stops>
      </style:paragraph-properties>
      <style:text-properties style:font-name="Calluna" fo:font-size="11pt" fo:language="en" fo:country="US" style:letter-kerning="true" style:font-size-asian="11pt" style:font-size-complex="11pt"/>
    </style:style>
    <style:style style:name="P44" style:family="paragraph" style:parent-style-name="Standard" style:list-style-name="WW8Num2">
      <style:paragraph-properties fo:margin-left="0in" fo:margin-right="0in" fo:line-height="0.1945in" fo:text-align="justify" style:justify-single-word="false" fo:text-indent="-0.1252in" style:auto-text-indent="false" style:writing-mode="lr-tb">
        <style:tab-stops>
          <style:tab-stop style:position="0in"/>
          <style:tab-stop style:position="0.1252in"/>
        </style:tab-stops>
      </style:paragraph-properties>
      <style:text-properties style:font-name="Calluna" fo:font-size="11pt" fo:language="en" fo:country="US" fo:font-weight="normal" style:letter-kerning="true" style:font-size-asian="11pt" style:font-weight-asian="normal" style:font-size-complex="11pt" style:font-weight-complex="normal"/>
    </style:style>
    <style:style style:name="P45" style:family="paragraph" style:parent-style-name="Standard" style:list-style-name="WW8Num2">
      <style:paragraph-properties fo:margin-left="0in" fo:margin-right="0in" fo:line-height="0.1945in" fo:text-indent="-0.1252in" style:auto-text-indent="false">
        <style:tab-stops>
          <style:tab-stop style:position="0in"/>
          <style:tab-stop style:position="0.1252in"/>
        </style:tab-stops>
      </style:paragraph-properties>
    </style:style>
    <style:style style:name="P46" style:family="paragraph" style:parent-style-name="Standard" style:list-style-name="WW8Num2">
      <style:paragraph-properties fo:margin-left="-0.1252in" fo:margin-right="0in" fo:line-height="0.1945in" fo:text-align="start" style:justify-single-word="false" fo:text-indent="0in" style:auto-text-indent="false" style:writing-mode="lr-tb">
        <style:tab-stops>
          <style:tab-stop style:position="0in"/>
          <style:tab-stop style:position="0.1252in"/>
        </style:tab-stops>
      </style:paragraph-properties>
    </style:style>
    <style:style style:name="T1" style:family="text">
      <style:text-properties style:font-name="Calluna" fo:font-size="13pt" fo:letter-spacing="0.028in" fo:font-weight="bold" style:letter-kerning="true" style:font-size-asian="13pt" style:font-weight-asian="bold" style:font-size-complex="13pt" style:font-weight-complex="bold"/>
    </style:style>
    <style:style style:name="T2" style:family="text">
      <style:text-properties style:font-name="Calluna" fo:font-size="12pt" fo:letter-spacing="0.028in" fo:font-weight="bold" style:letter-kerning="true" style:font-size-asian="12pt" style:font-weight-asian="bold" style:font-size-complex="12pt" style:font-weight-complex="bold"/>
    </style:style>
    <style:style style:name="T3" style:family="text">
      <style:text-properties style:font-name="Calluna" fo:font-size="12pt" fo:font-weight="normal" style:letter-kerning="true" style:font-size-asian="12pt" style:font-weight-asian="normal" style:font-size-complex="12pt" style:font-weight-complex="normal"/>
    </style:style>
    <style:style style:name="T4" style:family="text">
      <style:text-properties style:font-name="Calluna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luna" fo:font-size="12pt" fo:font-style="normal" fo:font-weight="bold" style:letter-kerning="true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Calluna" fo:font-size="12pt" fo:font-style="italic" fo:font-weight="bold" style:letter-kerning="true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Calluna" fo:font-size="6pt" fo:letter-spacing="0.028in" fo:font-weight="bold" style:letter-kerning="true" style:font-size-asian="12pt" style:font-weight-asian="bold" style:font-size-complex="12pt" style:font-weight-complex="bold"/>
    </style:style>
    <style:style style:name="T8" style:family="text">
      <style:text-properties style:font-name="Calluna" fo:font-size="4pt" fo:letter-spacing="0.028in" fo:font-weight="bold" style:letter-kerning="true" style:font-size-asian="4pt" style:font-weight-asian="bold" style:font-size-complex="12pt" style:font-weight-complex="bold"/>
    </style:style>
    <style:style style:name="T9" style:family="text">
      <style:text-properties style:font-name="Calluna" fo:font-size="11pt" fo:font-weight="normal" style:letter-kerning="true" style:font-size-asian="11pt" style:font-weight-asian="normal" style:font-name-complex="CMCSC10" style:font-size-complex="11pt" style:font-weight-complex="normal"/>
    </style:style>
    <style:style style:name="T10" style:family="text">
      <style:text-properties style:font-name="Calluna" fo:font-size="11pt" fo:font-weight="bold" style:letter-kerning="true" style:font-size-asian="11pt" style:font-weight-asian="bold" style:font-size-complex="11pt"/>
    </style:style>
    <style:style style:name="T11" style:family="text">
      <style:text-properties style:font-name="Calluna" fo:font-size="11pt" fo:font-weight="bold" style:letter-kerning="true" style:font-size-asian="11pt" style:font-weight-asian="bold" style:font-size-complex="11pt" style:font-weight-complex="normal"/>
    </style:style>
    <style:style style:name="T12" style:family="text">
      <style:text-properties style:font-name="Calluna"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font-name="Calluna" fo:font-size="11pt" fo:font-style="italic" style:letter-kerning="true" style:font-size-asian="11pt" style:font-style-asian="italic" style:font-size-complex="11pt"/>
    </style:style>
    <style:style style:name="T14" style:family="text">
      <style:text-properties style:font-name="Calluna" fo:font-size="11pt" fo:font-style="italic" style:letter-kerning="true" style:font-size-asian="11pt" style:font-style-asian="italic" style:font-size-complex="11pt" style:font-style-complex="italic"/>
    </style:style>
    <style:style style:name="T15" style:family="text">
      <style:text-properties style:font-name="Calluna" fo:font-size="11pt" fo:font-style="italic" style:letter-kerning="true" style:font-size-asian="11pt" style:font-style-asian="italic" style:font-size-complex="11pt" style:font-style-complex="italic" style:font-weight-complex="bold"/>
    </style:style>
    <style:style style:name="T16" style:family="text">
      <style:text-properties style:font-name="Calluna" fo:font-size="11pt" style:letter-kerning="true" style:font-size-asian="11pt" style:font-size-complex="11pt"/>
    </style:style>
    <style:style style:name="T17" style:family="text">
      <style:text-properties style:font-name="Calluna" fo:font-size="11pt" fo:language="en" fo:country="US" style:letter-kerning="true" style:font-size-asian="11pt" style:font-size-complex="11pt"/>
    </style:style>
    <style:style style:name="T18" style:family="text">
      <style:text-properties style:font-name="Calluna" fo:font-size="11pt" fo:language="en" fo:country="US" fo:font-weight="normal" style:letter-kerning="true" style:font-size-asian="11pt" style:font-weight-asian="normal" style:font-size-complex="11pt" style:font-weight-complex="normal"/>
    </style:style>
    <style:style style:name="T19" style:family="text">
      <style:text-properties style:font-name="Calluna" fo:font-size="11pt" fo:language="sv" fo:country="SE" style:letter-kerning="true" style:font-size-asian="11pt" style:font-size-complex="11pt"/>
    </style:style>
    <style:style style:name="T20" style:family="text">
      <style:text-properties style:font-name="Calluna" fo:font-size="11pt" fo:font-style="normal" style:letter-kerning="true" style:font-size-asian="11pt" style:font-style-asian="normal" style:font-size-complex="11pt" style:font-style-complex="normal"/>
    </style:style>
    <style:style style:name="T21" style:family="text">
      <style:text-properties style:font-name="Calluna" fo:font-size="10pt" fo:font-weight="bold" style:letter-kerning="true" style:font-size-asian="10pt" style:font-weight-asian="bold" style:font-size-complex="10pt"/>
    </style:style>
    <style:style style:name="T22" style:family="text">
      <style:text-properties style:font-name="Calluna" fo:font-style="italic" fo:font-weight="normal" style:letter-kerning="true" style:font-style-asian="italic" style:font-weight-asian="normal" style:font-style-complex="italic" style:font-weight-complex="normal"/>
    </style:style>
    <style:style style:name="T23" style:family="text">
      <style:text-properties style:font-name="Calluna" fo:font-style="italic" fo:font-weight="bold" style:letter-kerning="true" style:font-style-asian="italic" style:font-weight-asian="bold" style:font-style-complex="italic" style:font-weight-complex="bold"/>
    </style:style>
    <style:style style:name="T24" style:family="text">
      <style:text-properties fo:color="#000000" style:font-name="Calluna" fo:font-size="11pt" style:text-underline-style="none" fo:font-weight="normal" style:letter-kerning="true" style:font-size-asian="11pt" style:font-weight-asian="normal" style:font-size-complex="11pt" style:font-weight-complex="normal"/>
    </style:style>
    <style:style style:name="T25" style:family="text">
      <style:text-properties fo:color="#000000" style:font-name="Calluna" fo:font-size="11pt" fo:language="es" fo:country="MX" style:text-underline-style="none" fo:font-weight="normal" style:letter-kerning="true" style:font-size-asian="11pt" style:font-weight-asian="normal" style:font-name-complex="CMCSC10" style:font-size-complex="11pt" style:font-weight-complex="normal"/>
    </style:style>
    <style:style style:name="T26" style:family="text">
      <style:text-properties fo:color="#000000" style:font-name="Calluna" fo:font-size="11pt" fo:language="en" fo:country="US" fo:font-weight="normal" style:letter-kerning="true" style:font-size-asian="11pt" style:font-weight-asian="normal" style:font-size-complex="11pt" style:font-weight-complex="bold"/>
    </style:style>
    <style:style style:name="T27" style:family="text">
      <style:text-properties fo:color="#000000" style:font-name="Calluna" fo:font-size="11pt" fo:language="en" fo:country="US" fo:font-weight="normal" style:letter-kerning="tru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28" style:family="text">
      <style:text-properties fo:color="#000000" style:font-name="Calluna" fo:font-size="11pt" fo:language="en" fo:country="US" fo:font-weight="normal" style:letter-kerning="tru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bold"/>
    </style:style>
    <style:style style:name="T29" style:family="text">
      <style:text-properties fo:color="#000000" style:font-name="Calluna" fo:font-size="12pt" style:text-underline-style="none" fo:font-weight="normal" style:letter-kerning="true" style:font-size-asian="12pt" style:font-weight-asian="normal" style:font-name-complex="CMCSC10" style:font-size-complex="12pt" style:font-weight-complex="normal"/>
    </style:style>
    <style:style style:name="T30" style:family="text">
      <style:text-properties fo:color="#000000" style:font-name="Calluna" fo:font-size="12pt" fo:language="es" fo:country="MX" style:text-underline-style="none" style:letter-kerning="true" style:font-size-asian="12pt" style:font-name-complex="CMCSC10" style:font-size-complex="12pt"/>
    </style:style>
    <style:style style:name="T31" style:family="text">
      <style:text-properties fo:color="#808080" style:font-name="Calluna" fo:font-size="11pt" style:letter-kerning="true" style:font-size-asian="11pt" style:font-size-complex="11pt"/>
    </style:style>
    <style:style style:name="T32" style:family="text">
      <style:text-properties fo:color="#808080" style:font-name="Calluna" fo:font-size="11pt" style:letter-kerning="true" style:font-size-asian="11pt" style:font-size-complex="11pt" style:font-weight-complex="bold"/>
    </style:style>
    <style:style style:name="T33" style:family="text">
      <style:text-properties fo:color="#808080" style:font-name="Calluna" fo:font-size="11pt" fo:language="en" fo:country="US" style:letter-kerning="true" style:font-name-asian="Times New Roman" style:font-size-asian="11pt" style:language-asian="zh" style:country-asian="CN" style:font-name-complex="Times New Roman" style:font-size-complex="11pt" style:language-complex="ar" style:country-complex="SA" style:font-weight-complex="bold"/>
    </style:style>
    <style:style style:name="T34" style:family="text">
      <style:text-properties fo:color="#808080" style:font-name="Calluna" fo:font-size="11pt" fo:language="en" fo:country="US" style:letter-kerning="true" style:font-size-asian="11pt" style:font-size-complex="11pt"/>
    </style:style>
    <style:style style:name="T35" style:family="text">
      <style:text-properties fo:color="#808080" style:font-name="Calluna" fo:font-size="11pt" fo:language="en" fo:country="US" style:letter-kerning="true" style:font-size-asian="11pt" style:font-size-complex="11pt" style:font-weight-complex="bold"/>
    </style:style>
    <style:style style:name="T36" style:family="text">
      <style:text-properties fo:color="#808080" style:font-name="Calluna" fo:font-size="11pt" fo:language="en" fo:country="US" fo:font-weight="normal" style:letter-kerning="true" style:font-size-asian="11pt" style:font-weight-asian="normal" style:font-size-complex="11pt" style:font-weight-complex="bold"/>
    </style:style>
    <style:style style:name="T37" style:family="text">
      <style:text-properties fo:color="#808080" style:font-name="Calluna" fo:font-size="11pt" fo:language="en" fo:country="US" fo:font-weight="normal" style:letter-kerning="tru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bold"/>
    </style:style>
    <style:style style:name="T38" style:family="text">
      <style:text-properties fo:color="#808080" style:font-weight-complex="bold"/>
    </style:style>
    <style:style style:name="T3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Internet_20_link"><text:span text:style-name="T30">(347) 276 0790</text:span></text:span></text:p>
      <text:p text:style-name="P11"><text:a xlink:type="simple" xlink:href="mailto:azarbaam@eecs.oregonstate.edu"><text:span text:style-name="Internet_20_link"><text:span text:style-name="T29">azarbaam@eecs.oregonstate.edu</text:span></text:span></text:a></text:p>
      <text:p text:style-name="P11"><text:a xlink:type="simple" xlink:href="http://eecs.oregonstate.edu/~azarbaam"><text:span text:style-name="Internet_20_link"><text:span text:style-name="T29">http://eecs.oregonstate.edu/~azarbaam</text:span></text:span></text:a></text:p>
      <text:p text:style-name="P36"/>
      <text:p text:style-name="P36">OBJECTIVE</text:p>
      <text:p text:style-name="P37">An internship/long-term position in the field of computer science, preferably in computer vision.</text:p>
      <text:p text:style-name="P6"><text:s/></text:p>
      <text:p text:style-name="P30">EDUCATION</text:p>
      <text:p text:style-name="P21"><text:span text:style-name="T3"><text:s text:c="13"/>Oregon State University</text:span><text:span text:style-name="T11"><text:tab/></text:span><text:span text:style-name="T31">Corvallis, OR, </text:span><text:span text:style-name="T33">United States</text:span></text:p>
      <text:list xml:id="list38507275" text:style-name="L1">
        <text:list-item>
          <text:p text:style-name="P33"><text:span text:style-name="T5">Ph.D.</text:span><text:span text:style-name="T4"> in </text:span><text:span text:style-name="T5">Computer Science</text:span><text:span text:style-name="T12"><text:tab/></text:span><text:span text:style-name="T32">Sept. 2011-Now</text:span></text:p>
        </text:list-item>
      </text:list>
      <text:p text:style-name="P5"><text:s text:c="14"/>(Computer Vision &amp; Statistics)</text:p>
      <text:p text:style-name="P5"/>
      <text:p text:style-name="P23">Course highlights: </text:p>
      <text:list xml:id="list38523763" text:style-name="L2">
        <text:list-item>
          <text:p text:style-name="P38">Computer Vision</text:p>
        </text:list-item>
        <text:list-item>
          <text:p text:style-name="P38">Data Structures and Algorithms</text:p>
        </text:list-item>
        <text:list-item>
          <text:p text:style-name="P38">Probability, Statistics and Statistical Inference</text:p>
        </text:list-item>
        <text:list-item>
          <text:p text:style-name="P38">Numerical Linear Algebra</text:p>
        </text:list-item>
      </text:list>
      <text:p text:style-name="P5"/>
      <text:p text:style-name="P9"><text:span text:style-name="T3"><text:s text:c="13"/>Chalmers University of Technology</text:span><text:span text:style-name="T16"><text:tab/></text:span><text:span text:style-name="T31">G</text:span><text:span text:style-name="T33">othenburg, Sweden</text:span><text:span text:style-name="T16"> </text:span></text:p>
      <text:list xml:id="list38505139" text:style-name="L3">
        <text:list-item>
          <text:p text:style-name="P34"><text:span text:style-name="T5">M.Sc.</text:span><text:span text:style-name="T4"> in </text:span><text:span text:style-name="T5">Intelligent Systems Design </text:span><text:span text:style-name="T16"><text:tab/></text:span><text:span text:style-name="T32">Aug 2009–Aug 2011</text:span><text:span text:style-name="T13"><text:tab/></text:span></text:p>
        </text:list-item>
      </text:list>
      <text:p text:style-name="P8"><text:span text:style-name="T22"><text:s text:c="14"/>(</text:span><text:span text:style-name="T23">Human-Computer Interaction</text:span><text:span text:style-name="T22"> (</text:span><text:span text:style-name="T23">HCI</text:span><text:span text:style-name="T22">) &amp; Artificial Intelligence (</text:span><text:span text:style-name="T23">AI</text:span><text:span text:style-name="T22">))</text:span></text:p>
      <text:p text:style-name="P7"/>
      <text:p text:style-name="P26">Course highlights: </text:p>
      <text:list xml:id="list38531841" text:style-name="L4">
        <text:list-item>
          <text:p text:style-name="P39">Artificial Intelligence I </text:p>
        </text:list-item>
        <text:list-item>
          <text:p text:style-name="P39">Artificial Intelligence II: Stochastic Optimization</text:p>
        </text:list-item>
        <text:list-item>
          <text:p text:style-name="P40">HCI: Physical Computing</text:p>
        </text:list-item>
        <text:list-item>
          <text:p text:style-name="P40">HCI: Ubiquitous Computing</text:p>
        </text:list-item>
        <text:list-item>
          <text:p text:style-name="P39">Machine Learning and Inference</text:p>
        </text:list-item>
        <text:list-item>
          <text:p text:style-name="P39">Unix Internals: Design and implementation of the FreeBSD Unix core</text:p>
        </text:list-item>
        <text:list-item>
          <text:p text:style-name="P39">Innovation and Entrepreneurship</text:p>
        </text:list-item>
        <text:list-item>
          <text:p text:style-name="P40">Science and Research Methodology</text:p>
        </text:list-item>
      </text:list>
      <text:p text:style-name="P22"/>
      <text:p text:style-name="P9"><text:span text:style-name="T3"><text:s text:c="13"/>Azad University</text:span><text:span text:style-name="T16"><text:tab/></text:span><text:span text:style-name="T31">Central Tehran, Iran</text:span></text:p>
      <text:list xml:id="list38529446" text:style-name="L5">
        <text:list-item>
          <text:p text:style-name="P31"><text:span text:style-name="T5">B.Sc.</text:span><text:span text:style-name="T4"> in </text:span><text:span text:style-name="T5">Computer Engineering</text:span><text:span text:style-name="T16"><text:tab/></text:span><text:span text:style-name="T33">Sept 2004–Feb 2008</text:span></text:p>
        </text:list-item>
      </text:list>
      <text:p text:style-name="P13"><text:s text:c="16"/>Completed [4-year program] in 3.5 years, as an exceptional student.</text:p>
      <text:p text:style-name="P12"/>
      <text:p text:style-name="P14">SKILLS HIGHLIGHTS</text:p>
      <text:list xml:id="list38515504" text:style-name="WW8Num2">
        <text:list-item>
          <text:p text:style-name="P41">Programming: C, C++, OpenCV, Matlab</text:p>
        </text:list-item>
        <text:list-item>
          <text:p text:style-name="P41">IDEs: MS Visual Studio, Eclipse </text:p>
        </text:list-item>
        <text:list-item>
          <text:p text:style-name="P41">Power User, OpenOffice, MS Office, LaTeX</text:p>
        </text:list-item>
        <text:list-item>
          <text:p text:style-name="P41">OS: Linux, Unix.</text:p>
        </text:list-item>
        <text:list-item>
          <text:p text:style-name="P41">Cluster: experience working with a 880 CPU core cluster for running computationally expensive jobs</text:p>
        </text:list-item>
        <text:list-item>
          <text:p text:style-name="P41">Network: Network+, Active Directory, LAN/WAN Administration, network troubleshooting</text:p>
        </text:list-item>
        <text:list-item>
          <text:p text:style-name="P41">Knowledge of hardware components, and PC assembly</text:p>
        </text:list-item>
      </text:list>
      <text:p text:style-name="P20"/>
      <text:p text:style-name="P20"/>
      <text:p text:style-name="P14"><text:soft-page-break/>SELECT WORK EXPERIENCE</text:p>
      <text:p text:style-name="P27"><text:span text:style-name="T21">Oregon State University</text:span><text:span text:style-name="T10"><text:tab/></text:span><text:span text:style-name="T32">Corvallis, OR, </text:span><text:span text:style-name="T33">United States</text:span></text:p>
      <text:p text:style-name="P4"><text:span text:style-name="T6">Graduate Research Assistant</text:span><text:span text:style-name="T15"><text:tab/></text:span><text:span text:style-name="T32">Sept. 2011–Now</text:span></text:p>
      <text:p text:style-name="P16">Computer Vision research, with emphasis on Image Processing, Video Processing, in particular Activity Recognition in videos.</text:p>
      <text:p text:style-name="P16"/>
      <text:p text:style-name="P28"><text:span text:style-name="T21">Oregon State University</text:span><text:span text:style-name="T16"><text:tab/></text:span><text:span text:style-name="T32">Corvallis, OR, </text:span><text:span text:style-name="T33">United States</text:span></text:p>
      <text:p text:style-name="P24"><text:span text:style-name="T39">Graduate Teaching Assistant</text:span><text:span text:style-name="T40"> <text:s text:c="84"/></text:span><text:span text:style-name="T38">Jan. 2012–Now</text:span></text:p>
      <text:p text:style-name="P25">I TA for the Data Structures course, which includes giving lectures to a class of 30 CS students, and holding office hours to help them with programming issues in C.</text:p>
      <text:p text:style-name="P17"/>
      <text:p text:style-name="P29"><text:span text:style-name="T21">Sepanta Robotics &amp; Artificial Intelligence Research Foundation</text:span><text:span text:style-name="T16"><text:tab/></text:span><text:span text:style-name="T31">Tehran, Iran</text:span></text:p>
      <text:p text:style-name="P10"><text:span text:style-name="T6">Research Intern </text:span><text:span text:style-name="T16"><text:tab/></text:span><text:span text:style-name="T31">Jul–Sept 2007</text:span></text:p>
      <text:p text:style-name="P15"><text:span text:style-name="T16">In the Machine Learning Department, as a member of the Language Processing Laboratory</text:span><text:span text:style-name="T19">,</text:span><text:span text:style-name="T16"> developing a commercial Spell-checker software, called </text:span><text:span text:style-name="T14">Vira</text:span><text:span text:style-name="T19">, using Visual C#.</text:span></text:p>
      <text:p text:style-name="P18"/>
      <text:p text:style-name="P14">LANGUAGES</text:p>
      <text:list xml:id="list38520321" text:continue-numbering="true" text:style-name="WW8Num2">
        <text:list-item>
          <text:p text:style-name="P42"><text:span text:style-name="T17">English<text:tab/><text:tab/>(Expert) Excellent </text:span><text:span text:style-name="T19">communication </text:span><text:span text:style-name="T17">&amp;</text:span><text:span text:style-name="T19"> presentation skills. </text:span><text:span text:style-name="T17">I speak clearly &amp; write lucidly.</text:span></text:p>
        </text:list-item>
        <text:list-item>
          <text:p text:style-name="P43">Swedish<text:tab/>(Elementary) Completed beginner's course at the University of Gothenburg.</text:p>
        </text:list-item>
        <text:list-item>
          <text:p text:style-name="P43">Persian<text:tab/><text:tab/>(Expert)</text:p>
        </text:list-item>
        <text:list-item>
          <text:p text:style-name="P44">French<text:tab/><text:tab/>(Intermediate)</text:p>
        </text:list-item>
      </text:list>
      <text:p text:style-name="P14">CERTIFICATIONS</text:p>
      <text:list xml:id="list38545581" text:continue-numbering="true" text:style-name="WW8Num2">
        <text:list-item>
          <text:p text:style-name="P45"><text:span text:style-name="T17">IELTS <text:tab/><text:tab/>(</text:span><text:span text:style-name="T19">International English Language Testing </text:span><text:span text:style-name="T17">System)<text:tab/><text:tab/> <text:s text:c="3"/></text:span><text:span text:style-name="T34">Gothenburg, Sweden</text:span><text:span text:style-name="T17"><text:line-break/>Grade </text:span><text:span text:style-name="T19">7.5 out of 9.0 || Scores: </text:span><text:span text:style-name="T17">Listening 8 | Speaking 7.5 | Reading 7.5 | Writing 7<text:tab/> <text:s text:c="9"/></text:span><text:span text:style-name="T35">Sept 2009</text:span></text:p>
        </text:list-item>
        <text:list-item>
          <text:p text:style-name="P45"><text:span text:style-name="T17">GRE <text:tab/><text:tab/>(Graduate Examination Record) for Ph.D. in North America<text:tab/> <text:s text:c="6"/></text:span><text:span text:style-name="T34">Stockholm, Sweden</text:span><text:span text:style-name="T17"><text:line-break/>Verbal reasoning <text:s/>390 | Quantitative reasoning <text:s/>790 | Analytical Writing <text:s/>3.5<text:tab/><text:tab/> <text:s text:c="10"/></text:span><text:span text:style-name="T35">Oct 2009</text:span></text:p>
        </text:list-item>
      </text:list>
      <text:p text:style-name="P14">SCHOLARSHIPS</text:p>
      <text:p text:style-name="P19"><text:span text:style-name="T16"><text:tab/>The </text:span><text:span text:style-name="Emphasis"><text:span text:style-name="T20">Adlerbert Scholarship Foundation <text:s/>| <text:s/>Gothenburg, Sweden <text:s/>| <text:s/>2010</text:span></text:span></text:p>
      <text:p text:style-name="P14">VOLUNTEER WORK</text:p>
      <text:list xml:id="list38515616" text:continue-numbering="true" text:style-name="WW8Num2">
        <text:list-item>
          <text:p text:style-name="P46"><text:span text:style-name="T17">Orientation leader for 20+ exchange &amp; international students. Chalmers CIRC. <text:tab/> <text:s text:c="11"/><text:tab/> <text:s text:c="4"/></text:span><text:span text:style-name="T34">2010</text:span></text:p>
        </text:list-item>
        <text:list-item>
          <text:p text:style-name="P46"><text:span text:style-name="T26">Teaching Assistant (T.A.) for the Electrical Circuits [undergraduate] course.<text:tab/><text:tab/> <text:s text:c="8"/></text:span><text:span text:style-name="T36">2005-2006</text:span></text:p>
        </text:list-item>
        <text:list-item>
          <text:p text:style-name="P46"><text:span text:style-name="T27">Representative of computer engineering students in the Student Union. <text:tab/><text:tab/> <text:s text:c="8"/></text:span><text:span text:style-name="T37">2005-2006</text:span></text:p>
        </text:list-item>
        <text:list-item>
          <text:p text:style-name="P46"><text:span text:style-name="T27">Elected H</text:span><text:span text:style-name="T28">ead of the association of computer engineering students.<text:tab/><text:tab/><text:tab/> <text:s text:c="7"/></text:span><text:span text:style-name="T37">2006-2007</text:span></text:p>
        </text:list-item>
        <text:list-item>
          <text:p text:style-name="P46"><text:span text:style-name="T28">Private tutor for the Digital Design (Logic Circuits) course.<text:tab/><text:tab/><text:tab/><text:tab/> <text:s text:c="7"/></text:span><text:span text:style-name="T37">2006-2007</text:span></text:p>
        </text:list-item>
      </text:list>
      <text:p text:style-name="P14">MEMBERSHIPS</text:p>
      <text:list xml:id="list38523351" text:continue-numbering="true" text:style-name="WW8Num2">
        <text:list-item>
          <text:p text:style-name="P43">Amnesty International</text:p>
        </text:list-item>
        <text:list-item>
          <text:p text:style-name="P43">Médecins Sans Frontières</text:p>
        </text:list-item>
        <text:list-item>
          <text:p text:style-name="P43">Engineers Without Borders - USA</text:p>
        </text:list-item>
        <text:list-item>
          <text:p text:style-name="P43">National Iranian-American Council</text:p>
        </text:list-item>
        <text:list-item>
          <text:p text:style-name="P42"><text:span text:style-name="T17">Chalmers Dance Society (I know some </text:span><text:span text:style-name="T18">Modern Waltz and Salsa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Tahoma1" svg:font-family="Tahoma"/>
    <style:font-face style:name="Times New Roman1" svg:font-family="'Times New Roman'"/>
    <style:font-face style:name="CMCSC10" svg:font-family="CMCSC10" style:font-pitch="variable"/>
    <style:font-face style:name="Courier New" svg:font-family="'Courier New'" style:font-pitch="variable"/>
    <style:font-face style:name="SimSun1" svg:font-family="SimSun" style:font-pitch="variable"/>
    <style:font-face style:name="Tahoma" svg:font-family="Tahoma" style:font-pitch="variable"/>
    <style:font-face style:name="Calluna" svg:font-family="Calluna" style:font-family-generic="moder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size-complex="11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Garamond" fo:font-size="11pt" fo:font-weight="bold" style:font-size-asian="11pt" style:font-weight-asian="bold" style:font-size-complex="11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Style1_20_Char_20_Char" style:display-name="Style1 Char Char" style:family="paragraph" style:parent-style-name="Standard"/>
    <style:style style:name="Illustration" style:family="paragraph" style:parent-style-name="Caption" style:class="extra"/>
    <style:style style:name="WW8Num2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3z0" style:family="text">
      <style:text-properties style:font-name="Symbol" fo:font-size="10pt" style:font-size-asian="10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8Num1z0" style:family="text">
      <style:text-properties style:font-name="Symbol" fo:font-size="10pt" style:font-size-asian="10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10pt" style:font-size-asian="10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Title">
      <style:paragraph-properties fo:line-height="0.1945in" fo:text-align="center" style:justify-single-word="false" style:writing-mode="lr-tb">
        <style:tab-stops>
          <style:tab-stop style:position="0in"/>
        </style:tab-stops>
      </style:paragraph-properties>
    </style:style>
    <style:style style:name="MP3" style:family="paragraph" style:parent-style-name="Standard">
      <style:paragraph-properties fo:line-height="0.1945in" fo:text-align="center" style:justify-single-word="false" style:writing-mode="lr-tb">
        <style:tab-stops>
          <style:tab-stop style:position="0in"/>
        </style:tab-stops>
      </style:paragraph-properties>
    </style:style>
    <style:style style:name="MT1" style:family="text">
      <style:text-properties style:font-name="Calluna" fo:font-size="13pt" fo:letter-spacing="0.028in" fo:font-weight="bold" style:letter-kerning="true" style:font-size-asian="13pt" style:font-weight-asian="bold" style:font-size-complex="13pt" style:font-weight-complex="bold"/>
    </style:style>
    <style:style style:name="MT2" style:family="text">
      <style:text-properties style:font-name="Calluna" fo:font-size="12pt" fo:letter-spacing="0.028in" fo:font-weight="bold" style:letter-kerning="true" style:font-size-asian="12pt" style:font-weight-asian="bold" style:font-size-complex="12pt" style:font-weight-complex="bold"/>
    </style:style>
    <style:style style:name="MT3" style:family="text">
      <style:text-properties style:font-name="Calluna" fo:font-size="6pt" fo:letter-spacing="0.028in" fo:font-weight="bold" style:letter-kerning="true" style:font-size-asian="12pt" style:font-weight-asian="bold" style:font-size-complex="12pt" style:font-weight-complex="bold"/>
    </style:style>
    <style:style style:name="MT4" style:family="text">
      <style:text-properties style:font-name="Calluna" fo:font-size="4pt" fo:letter-spacing="0.028in" fo:font-weight="bold" style:letter-kerning="true" style:font-size-asian="4pt" style:font-weight-asian="bold" style:font-size-complex="12pt" style:font-weight-complex="bold"/>
    </style:style>
    <style:style style:name="MT5" style:family="text">
      <style:text-properties style:font-name="Calluna" fo:font-size="11pt" fo:font-weight="normal" style:letter-kerning="true" style:font-size-asian="11pt" style:font-weight-asian="normal" style:font-name-complex="CMCSC10" style:font-size-complex="11pt" style:font-weight-complex="normal"/>
    </style:style>
    <style:style style:name="MT6" style:family="text">
      <style:text-properties fo:color="#000000" style:font-name="Calluna" fo:font-size="11pt" style:text-underline-style="none" fo:font-weight="normal" style:letter-kerning="true" style:font-size-asian="11pt" style:font-weight-asian="normal" style:font-size-complex="11pt" style:font-weight-complex="normal"/>
    </style:style>
    <style:style style:name="MT7" style:family="text">
      <style:text-properties fo:color="#000000" style:font-name="Calluna" fo:font-size="11pt" fo:language="es" fo:country="MX" style:text-underline-style="none" fo:font-weight="normal" style:letter-kerning="true" style:font-size-asian="11pt" style:font-weight-asian="normal" style:font-name-complex="CMCSC10" style:font-size-complex="11pt" style:font-weight-complex="normal"/>
    </style:style>
    <style:page-layout style:name="Mpm1">
      <style:page-layout-properties fo:page-width="8.5in" fo:page-height="11in" style:num-format="1" style:print-orientation="portrait" fo:margin-top="0.3126in" fo:margin-bottom="0.2709in" fo:margin-left="1in" fo:margin-right="0.895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98in" fo:margin-left="0in" fo:margin-right="0in" fo:margin-bottom="0.2008in" style:dynamic-spacing="true"/>
      </style:header-style>
      <style:footer-style>
        <style:header-footer-properties fo:min-height="0.4583in" fo:margin-left="0in" fo:margin-right="0in" fo:margin-top="0.419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52in" fo:margin-bottom="0.7291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UMÉ</text:span><text:span text:style-name="MT2"><text:tab/><text:tab/> <text:s text:c="15"/></text:span><text:span text:style-name="MT3"><text:s text:c="9"/></text:span><text:span text:style-name="MT2"><text:s text:c="2"/></text:span><text:span text:style-name="MT4"><text:s text:c="4"/></text:span><text:span text:style-name="MT2"><text:s/>AMIR AZARBAKHT</text:span></text:p>
      </style:header>
      <style:footer>
        <text:p text:style-name="MP2"><text:a xlink:type="simple" xlink:href="http://www.azarbakht.info/"><text:span text:style-name="Internet_20_link"><text:span text:style-name="MT5">www.azarbakht.info</text:span></text:span></text:a><text:span text:style-name="Internet_20_link"><text:span text:style-name="MT6"> <text:s/>| <text:s/></text:span></text:span><text:span text:style-name="Internet_20_link"><text:span text:style-name="MT7">+1 347 2760790 <text:s/>| <text:s/></text:span></text:span><text:a xlink:type="simple" xlink:href="mailto:amir@azarbakht.info"><text:span text:style-name="Internet_20_link"><text:span text:style-name="MT5">amir@azarbakht.info</text:span></text:span></text:a></text:p>
        <text:p text:style-name="MP3"><text:span text:style-name="Internet_20_link"><text:span text:style-name="MT7">2126 Kelley Engineering Center, Oregon State University, Corvallis, Oregon, 97331, U.S.A.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V__Amir_Azarbakht</dc:title>
    <meta:initial-creator>Amirhosein Azarbakht</meta:initial-creator>
    <meta:creation-date>2011-06-22T16:56:35.59</meta:creation-date>
    <meta:editing-cycles>74</meta:editing-cycles>
    <meta:editing-duration>PT3H8M11S</meta:editing-duration>
    <meta:generator>OpenOffice.org/3.3$Win32 OpenOffice.org_project/330m20$Build-9567</meta:generator>
    <dc:date>2012-02-18T18:39:35.97</dc:date>
    <dc:creator>Amirhosein Azarbakht</dc:creator>
    <meta:document-statistic meta:table-count="0" meta:image-count="0" meta:object-count="0" meta:page-count="2" meta:paragraph-count="73" meta:word-count="519" meta:character-count="3968"/>
  </office:meta>
</office:document-meta>
</file>